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1" table:default-cell-style-name="Default"/>
        <table:table-row table:style-name="ro1">
          <table:table-cell office:value-type="string" calcext:value-type="string">
            <text:p>nv1 </text:p>
          </table:table-cell>
          <table:table-cell office:value-type="string" calcext:value-type="string">
            <text:p>nv2 quad </text:p>
          </table:table-cell>
          <table:table-cell office:value-type="string" calcext:value-type="string">
            <text:p>nv2 Double </text:p>
          </table:table-cell>
          <table:table-cell office:value-type="string" calcext:value-type="string">
            <text:p>College Court</text:p>
          </table:table-cell>
          <table:table-cell office:value-type="string" calcext:value-type="string">
            <text:p>Allegheny Commons </text:p>
          </table:table-cell>
          <table:table-cell office:value-type="string" calcext:value-type="string">
            <text:p>Allegheny Hall</text:p>
          </table:table-cell>
          <table:table-cell office:value-type="string" calcext:value-type="string">
            <text:p>Off Campus House</text:p>
          </table:table-cell>
          <table:table-cell office:value-type="string" calcext:value-type="string">
            <text:p>Brooks single</text:p>
          </table:table-cell>
          <table:table-cell office:value-type="string" calcext:value-type="string">
            <text:p>walker Single</text:p>
          </table:table-cell>
          <table:table-cell office:value-type="string" calcext:value-type="string">
            <text:p>Catflish single</text:p>
          </table:table-cell>
          <table:table-cell office:value-type="string" calcext:value-type="string">
            <text:p>Edwards Single</text:p>
          </table:table-cell>
          <table:table-cell office:value-type="string" calcext:value-type="string">
            <text:p>Shultz Double/Triple</text:p>
          </table:table-cell>
          <table:table-cell office:value-type="string" calcext:value-type="string">
            <text:p>Crawford Double/Quad</text:p>
          </table:table-cell>
          <table:table-cell office:value-type="string" calcext:value-type="string">
            <text:p>Ravine Double </text:p>
          </table:table-cell>
          <table:table-cell office:value-type="string" calcext:value-type="string">
            <text:p>Edwards Double</text:p>
          </table:table-cell>
          <table:table-cell office:value-type="string" calcext:value-type="string">
            <text:p>Caflisch Double/triple </text:p>
          </table:table-cell>
          <table:table-cell office:value-type="string" calcext:value-type="string">
            <text:p>Brooks Double </text:p>
          </table:table-cell>
          <table:table-cell office:value-type="string" calcext:value-type="string">
            <text:p>Baldwin <text:s/>Double </text:p>
          </table:table-cell>
          <table:table-cell office:value-type="string" calcext:value-type="string">
            <text:p>Walker <text:s/>Double 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/A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/A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1. Male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. Female 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.Female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.Male 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.Male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/A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/A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5.Male 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 Male 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/A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7.Female 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8.Male 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/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.Male 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/A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0.Male 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1.Female 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.Male 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.Male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table:formula="of:=AVERAGE([.A2:.A15])" office:value-type="float" office:value="2" calcext:value-type="float">
            <text:p>2</text:p>
          </table:table-cell>
          <table:table-cell table:formula="of:=AVERAGE([.B2:.B15])" office:value-type="float" office:value="4" calcext:value-type="float">
            <text:p>4</text:p>
          </table:table-cell>
          <table:table-cell table:formula="of:=AVERAGE([.C2:.C15])" office:value-type="float" office:value="6.07142857142857" calcext:value-type="float">
            <text:p>6.0714285714</text:p>
          </table:table-cell>
          <table:table-cell table:formula="of:=AVERAGE([.D2:.D15])" office:value-type="float" office:value="4.92857142857143" calcext:value-type="float">
            <text:p>4.9285714286</text:p>
          </table:table-cell>
          <table:table-cell table:formula="of:=AVERAGE([.E2:.E15])" office:value-type="float" office:value="7.64285714285714" calcext:value-type="float">
            <text:p>7.6428571429</text:p>
          </table:table-cell>
          <table:table-cell table:formula="of:=AVERAGE([.F2:.F15])" office:value-type="float" office:value="9.78571428571429" calcext:value-type="float">
            <text:p>9.7857142857</text:p>
          </table:table-cell>
          <table:table-cell table:formula="of:=AVERAGE([.G2:.G15])" office:value-type="float" office:value="4.64285714285714" calcext:value-type="float">
            <text:p>4.6428571429</text:p>
          </table:table-cell>
          <table:table-cell table:formula="of:=AVERAGE([.H2:.H15])" office:value-type="float" office:value="11.4" calcext:value-type="float">
            <text:p>11.4</text:p>
          </table:table-cell>
          <table:table-cell table:formula="of:=AVERAGE([.I2:.I15])" office:value-type="float" office:value="8.57142857142857" calcext:value-type="float">
            <text:p>8.5714285714</text:p>
          </table:table-cell>
          <table:table-cell table:formula="of:=AVERAGE([.J2:.J15])" office:value-type="float" office:value="10.9285714285714" calcext:value-type="float">
            <text:p>10.9285714286</text:p>
          </table:table-cell>
          <table:table-cell table:formula="of:=AVERAGE([.K2:.K15])" office:value-type="float" office:value="10.8571428571429" calcext:value-type="float">
            <text:p>10.8571428571</text:p>
          </table:table-cell>
          <table:table-cell table:formula="of:=AVERAGE([.L2:.L15])" office:value-type="float" office:value="13.3571428571429" calcext:value-type="float">
            <text:p>13.3571428571</text:p>
          </table:table-cell>
          <table:table-cell table:formula="of:=AVERAGE([.M2:.M15])" office:value-type="float" office:value="13.0833333333333" calcext:value-type="float">
            <text:p>13.0833333333</text:p>
          </table:table-cell>
          <table:table-cell table:formula="of:=AVERAGE([.N2:.N15])" office:value-type="float" office:value="14.2857142857143" calcext:value-type="float">
            <text:p>14.2857142857</text:p>
          </table:table-cell>
          <table:table-cell table:formula="of:=AVERAGE([.O2:.O15])" office:value-type="float" office:value="12.9285714285714" calcext:value-type="float">
            <text:p>12.9285714286</text:p>
          </table:table-cell>
          <table:table-cell table:formula="of:=AVERAGE([.P2:.P15])" office:value-type="float" office:value="11.7142857142857" calcext:value-type="float">
            <text:p>11.7142857143</text:p>
          </table:table-cell>
          <table:table-cell table:formula="of:=AVERAGE([.Q2:.Q15])" office:value-type="float" office:value="12.8" calcext:value-type="float">
            <text:p>12.8</text:p>
          </table:table-cell>
          <table:table-cell table:formula="of:=AVERAGE([.R2:.R15])" office:value-type="float" office:value="11.5714285714286" calcext:value-type="float">
            <text:p>11.5714285714</text:p>
          </table:table-cell>
          <table:table-cell table:formula="of:=AVERAGE([.S2:.S15])" office:value-type="float" office:value="11.8571428571429" calcext:value-type="float">
            <text:p>11.857142857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2T20:07:47.177303533</meta:creation-date>
    <dc:date>2015-04-12T21:03:50.958281633</dc:date>
    <meta:editing-duration>PT2M2S</meta:editing-duration>
    <meta:editing-cycles>1</meta:editing-cycles>
    <meta:document-statistic meta:table-count="1" meta:cell-count="332" meta:object-count="0"/>
    <meta:generator>LibreOffice/4.2.7.2$Linux_X86_64 LibreOffice_project/420m0$Build-2</meta:generator>
  </office:meta>
</office:document-meta>
</file>